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Willia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379">
            <text:p>1,379</text:p>
          </table:table-cell>
          <table:table-cell table:style-name="ce22" office:value-type="float" office:value="210">
            <text:p>2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06">
            <text:p>706</text:p>
          </table:table-cell>
          <table:table-cell table:style-name="ce23" office:value-type="float" office:value="144">
            <text:p>14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32">
            <text:p>1332</text:p>
          </table:table-cell>
          <table:table-cell table:style-name="ce22" office:value-type="float" office:value="139">
            <text:p>13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53">
            <text:p>153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536">
            <text:p>4,536</text:p>
          </table:table-cell>
          <table:table-cell table:style-name="ce22" office:value-type="float" office:value="787">
            <text:p>78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25">
            <text:p>1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90">
            <text:p>9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67">
            <text:p>6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613">
            <text:p>1613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41">
            <text:p>641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7">
            <text:p>197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869">
            <text:p>1869</text:p>
          </table:table-cell>
          <table:table-cell table:style-name="ce22" office:value-type="float" office:value="159">
            <text:p>15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548">
            <text:p>4548</text:p>
          </table:table-cell>
          <table:table-cell table:style-name="ce22" office:value-type="float" office:value="614">
            <text:p>61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084">
            <text:p>9084</text:p>
          </table:table-cell>
          <table:table-cell table:style-name="ce22" office:value-type="float" office:value="1401">
            <text:p>140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